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264.84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string" calcext:value-type="string">
            <text:p>Peasa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wordsma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ack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 wall</text:p>
          </table:table-cell>
        </table:table-row>
        <table:table-row table:style-name="ro3">
          <table:table-cell office:value-type="string" calcext:value-type="string">
            <text:p>Crossbowma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Blacksmith</text:p>
          </table:table-cell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Zeppelin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Zeppelin-spire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s up to 8 units, space is limited like in BW.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</text:p>
          </table:table-cell>
        </table:table-row>
        <table:table-row table:style-name="ro3">
          <table:table-cell office:value-type="string" calcext:value-type="string">
            <text:p>Twin-Harasse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(air) 5(ground)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Blacksmith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drive</text:p>
          </table:table-cell>
        </table:table-row>
        <table:table-row table:style-name="ro3">
          <table:table-cell office:value-type="string" calcext:value-type="string">
            <text:p>Demolition shi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Lumbermill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gle target, Only attack air and is melee suicide uni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21:17:36.095260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7M16S</meta:editing-duration>
    <meta:editing-cycles>58</meta:editing-cycles>
    <meta:generator>LibreOffice/5.0.3.2$Linux_X86_64 LibreOffice_project/00m0$Build-2</meta:generator>
    <dc:date>2016-03-09T04:00:03.406557240</dc:date>
    <dc:creator>Bunners </dc:creator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